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fo:font-weight="normal" officeooo:rsid="03df4e23" officeooo:paragraph-rsid="0026282a" style:font-weight-asian="normal" style:font-weight-complex="normal"/>
    </style:style>
    <style:style style:name="P2" style:family="paragraph" style:parent-style-name="Standard">
      <style:paragraph-properties fo:line-height="200%"/>
      <style:text-properties fo:font-weight="bold" officeooo:rsid="03e555e6" officeooo:paragraph-rsid="03e555e6" style:font-weight-asian="bold" style:font-weight-complex="bold"/>
    </style:style>
    <style:style style:name="P3" style:family="paragraph" style:parent-style-name="Standard">
      <style:paragraph-properties fo:line-height="200%"/>
      <style:text-properties fo:font-weight="normal" officeooo:rsid="03e555e6" officeooo:paragraph-rsid="03e80948" style:font-weight-asian="normal" style:font-weight-complex="normal"/>
    </style:style>
    <style:style style:name="P4" style:family="paragraph" style:parent-style-name="Standard">
      <style:paragraph-properties fo:line-height="200%"/>
      <style:text-properties fo:font-weight="bold" officeooo:rsid="03ec5814" officeooo:paragraph-rsid="03ec5814" style:font-weight-asian="bold" style:font-weight-complex="bold"/>
    </style:style>
    <style:style style:name="P5" style:family="paragraph" style:parent-style-name="Standard">
      <style:paragraph-properties fo:line-height="200%"/>
      <style:text-properties fo:font-weight="normal" officeooo:rsid="03e6097a" officeooo:paragraph-rsid="03e555e6" style:font-weight-asian="normal" style:font-weight-complex="normal"/>
    </style:style>
    <style:style style:name="P6" style:family="paragraph" style:parent-style-name="Standard">
      <style:paragraph-properties fo:line-height="200%"/>
      <style:text-properties fo:font-weight="bold" officeooo:rsid="03f13dbf" officeooo:paragraph-rsid="03f13dbf" style:font-weight-asian="bold" style:font-weight-complex="bold"/>
    </style:style>
    <style:style style:name="P7" style:family="paragraph" style:parent-style-name="Standard">
      <style:paragraph-properties fo:line-height="200%"/>
      <style:text-properties fo:font-weight="bold" officeooo:rsid="03f43f46" officeooo:paragraph-rsid="03f43f46" style:font-weight-asian="bold" style:font-weight-complex="bold"/>
    </style:style>
    <style:style style:name="P8" style:family="paragraph" style:parent-style-name="Standard">
      <style:paragraph-properties fo:line-height="200%"/>
      <style:text-properties fo:font-weight="normal" officeooo:rsid="03f43f46" officeooo:paragraph-rsid="03f43f46" style:font-weight-asian="normal" style:font-weight-complex="normal"/>
    </style:style>
    <style:style style:name="T1" style:family="text">
      <style:text-properties officeooo:rsid="03e555e6"/>
    </style:style>
    <style:style style:name="T2" style:family="text">
      <style:text-properties officeooo:rsid="03ebed9c"/>
    </style:style>
    <style:style style:name="T3" style:family="text">
      <style:text-properties officeooo:rsid="03f58dbb"/>
    </style:style>
    <style:style style:name="T4" style:family="text">
      <style:text-properties officeooo:rsid="03ea3526"/>
    </style:style>
    <style:style style:name="T5" style:family="text">
      <style:text-properties officeooo:rsid="03ed5155"/>
    </style:style>
    <style:style style:name="T6" style:family="text">
      <style:text-properties officeooo:rsid="03e6097a"/>
    </style:style>
    <style:style style:name="T7" style:family="text">
      <style:text-properties officeooo:rsid="03f84de0"/>
    </style:style>
    <style:style style:name="T8" style:family="text">
      <style:text-properties officeooo:rsid="03f69c9b"/>
    </style:style>
    <style:style style:name="T9" style:family="text">
      <style:text-properties officeooo:rsid="03fafc98"/>
    </style:style>
    <style:style style:name="T10" style:family="text">
      <style:text-properties officeooo:rsid="03f43f46"/>
    </style:style>
    <style:style style:name="T11" style:family="text">
      <style:text-properties fo:font-weight="normal" officeooo:rsid="03f31259" style:font-weight-asian="normal" style:font-weight-complex="normal"/>
    </style:style>
    <style:style style:name="T12" style:family="text">
      <style:text-properties fo:font-weight="normal" officeooo:rsid="03f43f4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For deploying a Docker Container in the cloud for Part C3 of this project, I have chosen Azure. Azure will be the cloud provider for this multi-threaded Spring hotel reservation website application. The following will discuss how I would deploy the application to Azure.</text:span></text:p>
      <text:p text:style-name="P2">Part I – <text:span text:style-name="T2">No Hardwired Port</text:span></text:p>
      <text:p text:style-name="P3"><text:tab/>The Dockerfile is created at the project root <text:span text:style-name="T3">(via IDE) </text:span>and uses a lightweight Java 17 base image (such as eclipse-temurin). I would package the application using <text:span text:style-name="T3">`</text:span>mvn clean package<text:span text:style-name="T3">`</text:span>, then COPY the generated Spring Boot JAR into the image. The ENTRYPOINT runs the JAR using java -jar. The Dockerfile does not hard-code an internal port because Azure Container Apps sets environment variables and manages inbound traffic itself. The application will still listen on port 8080 inside the container, which matches typical Spring Boot defaults.<text:span text:style-name="T4"> </text:span><text:span text:style-name="T5">I</text:span><text:span text:style-name="T4"> w</text:span><text:span text:style-name="T5">ould</text:span><text:span text:style-name="T4"> be </text:span><text:span text:style-name="T6">adding the </text:span><text:span text:style-name="T3">`</text:span><text:span text:style-name="T6">Import</text:span><text:span text:style-name="T3">` </text:span><text:span text:style-name="T6">from </text:span><text:span text:style-name="T3">`</text:span><text:span text:style-name="T6">@angular/common</text:span><text:span text:style-name="T3">`</text:span><text:span text:style-name="T6">, </text:span><text:span text:style-name="T5">adding</text:span><text:span text:style-name="T6"> </text:span><text:span text:style-name="T3">`</text:span><text:span text:style-name="T6">location</text:span><text:span text:style-name="T3">`</text:span><text:span text:style-name="T6"> and </text:span><text:span text:style-name="T3">`</text:span><text:span text:style-name="T6">locationStrategy</text:span><text:span text:style-name="T3">`</text:span><text:span text:style-name="T6"> to the constructor, commenting out </text:span><text:span text:style-name="T3">`</text:span><text:span text:style-name="T6">private baseURL:string=’</text:span><text:a xlink:type="simple" xlink:href="http://localhost:8080/" text:style-name="Internet_20_link" text:visited-style-name="Visited_20_Internet_20_Link"><text:span text:style-name="T6">http://localhost:8080</text:span><text:span text:style-name="T3">`</text:span></text:a><text:span text:style-name="T3">,</text:span><text:span text:style-name="T6"> and replacing it with </text:span><text:span text:style-name="T3">`</text:span><text:span text:style-name="T6">private baseURL:string=this.location.path()</text:span><text:span text:style-name="T3">`</text:span><text:span text:style-name="T6">.</text:span></text:p>
      <text:p text:style-name="P4">Part II – Generation of the Docker image</text:p>
      <text:p text:style-name="P5"><text:tab/>After creating the Dockerfile, I would build the Docker image using <text:span text:style-name="T7">`</text:span>docker build -t d387_<text:span text:style-name="T7">website_</text:span>app .<text:span text:style-name="T7">`</text:span>. Once the image builds successfully, I would tag it for a container registry such as Azure Container Registry (ACR) or DockerHub.<text:line-break/><text:line-break/>Example:<text:line-break/><text:span text:style-name="T8">`</text:span>docker tag d387_<text:span text:style-name="T9">website_</text:span>app myregistry.azurecr.io/d387_<text:span text:style-name="T8">website_</text:span>app<text:span text:style-name="T8">`</text:span><text:line-break/><text:line-break/>I would then push the image to the registry. If using DockerHub, I would ensure that the repository is either public or that Azure has credentials to pull it.</text:p>
      <text:p text:style-name="P6"><text:soft-page-break/>Part III – Deployment of <text:span text:style-name="T10">A</text:span>pplication to <text:span text:style-name="T10">A</text:span>zure</text:p>
      <text:p text:style-name="P6"><text:tab/><text:span text:style-name="T11">I would create a free account and then I would go to create a container app on the website. Once it is created, it will be under a newly created resource group with its own container name of my own discretion. Still, during the creation of the container app, I will have the image source as ‘Docker Hub or other registries’, image type of public (this would be private if it is private in the Docker Hub account), with the correct image and tag name as the one from the Docker Hub. Ingress will be enabled and accepting traffic from everywhere, with the port being 8080. </text:span><text:span text:style-name="T12">Once all has been finalized, I would finalize the creation and it should deploy it within a few minutes.</text:span></text:p>
      <text:p text:style-name="P7">Part IV – Resource Management</text:p>
      <text:p text:style-name="P8"><text:tab/>After deployment, I would verify that the application is running by navigating to the Application URL shown in Azure. The site should load correctly, and the endpoints for welcome messages, time conversions, and room reservations should respond normal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6a41c" officeooo:paragraph-rsid="0016a41c"/>
    </style:style>
    <style:style style:name="MP2" style:family="paragraph" style:parent-style-name="Header">
      <style:text-properties officeooo:rsid="03e46e3a" officeooo:paragraph-rsid="03e46e3a"/>
    </style:style>
    <style:style style:name="MT1" style:family="text">
      <style:text-properties officeooo:rsid="03fd9671"/>
    </style:style>
    <style:style style:name="MT2" style:family="text">
      <style:text-properties officeooo:rsid="03e46e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uardo Alberto Salinas - ID <text:span text:style-name="MT1">REMOVED</text:span><text:tab/>D<text:span text:style-name="MT2">387</text:span> <text:span text:style-name="MT2">C3</text:span><text:tab/><text:span text:style-name="MT2">11</text:span>/<text:span text:style-name="MT2">18</text:span>/2025</text:p>
        <text:p text:style-name="MP2">D387 - Advanced Jav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23T17:02:33.402000000</meta:creation-date>
    <dc:date>2025-11-18T18:49:23.095495800</dc:date>
    <meta:editing-duration>PT23H25M20S</meta:editing-duration>
    <meta:editing-cycles>76</meta:editing-cycles>
    <meta:generator>LibreOffice/25.2.6.2$Windows_X86_64 LibreOffice_project/729c5bfe710f5eb71ed3bbde9e06a6065e9c6c5d</meta:generator>
    <meta:document-statistic meta:table-count="0" meta:image-count="0" meta:object-count="0" meta:page-count="2" meta:paragraph-count="11" meta:word-count="424" meta:character-count="2681" meta:non-whitespace-character-count="2257"/>
  </office:meta>
</office:document-meta>
</file>